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. Lyons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15</text:p>
      <text:p text:style-name="P2">Date (derived from Gregorian calendar)<text:tab/>7 March 1855</text:p>
      <text:p text:style-name="P2">Month<text:tab/><text:tab/><text:tab/><text:tab/><text:tab/><text:tab/>March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<text:span text:style-name="T1">New York March 7</text:span><text:span text:style-name="T2">th</text:span><text:span text:style-name="T1"> 5615/</text:span></text:p>
      <text:p text:style-name="P2">Revd S Morais/</text:p>
      <text:p text:style-name="P2"><text:tab/>My Dear Sir/</text:p>
      <text:p text:style-name="P2">It is with great pleasure that I acknow-/ledge the receipt of your polite note of the 5th/ instant. <text:s/>It was my intention to have addres-/sed you ere this on the subject of your contem/-plated marriage and will now avail my-/self of this opportunity after thanking you/ for your polite attention in the tender of your/ Tebah which honor I highly appreciate and/ regret therefore the more, that I will not/ be able to accept the same. <text:s/>I intend please/ God to leave New York early next week, and/ would thank you if you could conveniently/ examine the enclosed sketch of our [Hebrew]/ supply deficiencies and make such al-/terations as may suit your wishes in/ time, so as to send it back by return mail/</text:p>
      <text:p text:style-name="P2"/>
      <text:p text:style-name="P2">[Page 2]</text:p>
      <text:p text:style-name="P2">in order that I may prepare the ne-/-cessary document before I leave the/ city. <text:s/>Mrs Lyons joins well one in/ kind regards to yourself and to Miss Weil with/ many thanks for your kind invitation./</text:p>
      <text:p text:style-name="P2"><text:tab/>Trusting to find you all in/ good health I remain/</text:p>
      <text:p text:style-name="P2"><text:tab/><text:tab/>Yours Respectfully/</text:p>
      <text:p text:style-name="P2"><text:tab/><text:tab/><text:tab/>J Ly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3:46:25</meta:creation-date>
    <dc:date>2009-04-22T09:36:25</dc:date>
    <dc:language>en-US</dc:language>
    <meta:editing-cycles>2</meta:editing-cycles>
    <meta:editing-duration>PT7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0" meta:word-count="359" meta:character-count="2316"/>
  </office:meta>
</office:document-meta>
</file>